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esviación" style:family="table">
      <style:table-properties style:width="6.925in" table:align="margins"/>
    </style:style>
    <style:style style:name="Desviación.A" style:family="table-column">
      <style:table-column-properties style:column-width="1.7313in" style:rel-column-width="16383*"/>
    </style:style>
    <style:style style:name="Desviación.D" style:family="table-column">
      <style:table-column-properties style:column-width="1.7313in" style:rel-column-width="16386*"/>
    </style:style>
    <style:style style:name="Desviación.A1" style:family="table-cell">
      <style:table-cell-properties fo:padding="0.0382in" fo:border-left="0.05pt solid #000000" fo:border-right="none" fo:border-top="0.05pt solid #000000" fo:border-bottom="0.05pt solid #000000"/>
    </style:style>
    <style:style style:name="Desviación.D1" style:family="table-cell">
      <style:table-cell-properties fo:padding="0.0382in" fo:border="0.05pt solid #000000"/>
    </style:style>
    <style:style style:name="Desviación.A2" style:family="table-cell">
      <style:table-cell-properties fo:padding="0.0382in" fo:border-left="0.05pt solid #000000" fo:border-right="none" fo:border-top="none" fo:border-bottom="0.05pt solid #000000"/>
    </style:style>
    <style:style style:name="Desviación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b5cc" officeooo:paragraph-rsid="0009b5cc"/>
    </style:style>
    <style:style style:name="P2" style:family="paragraph" style:parent-style-name="Standard">
      <style:paragraph-properties fo:text-align="center" style:justify-single-word="false"/>
      <style:text-properties fo:font-size="18pt" officeooo:rsid="0009b5cc" officeooo:paragraph-rsid="000b8c68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0be965" officeooo:paragraph-rsid="000be965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b8c68" officeooo:paragraph-rsid="000b8c68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32pt" officeooo:rsid="0009b5cc" officeooo:paragraph-rsid="0009b5cc" style:font-size-asian="32pt" style:font-size-complex="3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9b5cc" officeooo:paragraph-rsid="000b8c68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font-size="12pt" officeooo:rsid="0009b5cc" officeooo:paragraph-rsid="0009b5cc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0b8c68" officeooo:paragraph-rsid="000b8c68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be965" officeooo:paragraph-rsid="000be965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be965" officeooo:paragraph-rsid="00125555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d02a9" officeooo:paragraph-rsid="000d02a9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9a3f0" officeooo:paragraph-rsid="0019a3f0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25555" officeooo:paragraph-rsid="00125555" style:font-size-asian="10.5pt" style:font-size-complex="12pt"/>
    </style:style>
    <style:style style:name="P14" style:family="paragraph" style:parent-style-name="Standard">
      <style:text-properties fo:font-size="28pt" officeooo:rsid="0009b5cc" officeooo:paragraph-rsid="0009b5cc" style:font-size-asian="28pt" style:font-size-complex="28pt"/>
    </style:style>
    <style:style style:name="P15" style:family="paragraph" style:parent-style-name="Standard">
      <style:paragraph-properties fo:text-align="center" style:justify-single-word="false"/>
      <style:text-properties fo:font-size="28pt" officeooo:rsid="0009b5cc" officeooo:paragraph-rsid="0009b5cc" style:font-size-asian="28pt" style:font-size-complex="28pt"/>
    </style:style>
    <style:style style:name="P16" style:family="paragraph" style:parent-style-name="Standard">
      <style:paragraph-properties fo:text-align="center" style:justify-single-word="false"/>
      <style:text-properties fo:font-size="10pt" officeooo:rsid="0015c9b2" officeooo:paragraph-rsid="0015c9b2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fo:font-size="10pt" officeooo:rsid="0015c9b2" officeooo:paragraph-rsid="00175282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175282" officeooo:paragraph-rsid="00175282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font-size="9pt" officeooo:rsid="00145fdd" officeooo:paragraph-rsid="00145fdd" style:font-size-asian="9pt" style:font-size-complex="9pt"/>
    </style:style>
    <style:style style:name="T1" style:family="text">
      <style:text-properties officeooo:rsid="000ee472"/>
    </style:style>
    <style:style style:name="T2" style:family="text">
      <style:text-properties officeooo:rsid="00125555"/>
    </style:style>
    <style:style style:name="T3" style:family="text">
      <style:text-properties officeooo:rsid="00145fdd"/>
    </style:style>
    <style:style style:name="T4" style:family="text">
      <style:text-properties officeooo:rsid="00175282"/>
    </style:style>
    <style:style style:name="T5" style:family="text">
      <style:text-properties officeooo:rsid="001b48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SIMON BOLIVAR</text:p>
      <text:p text:style-name="P1">LABORATORIO DE ALGORITMOS 3</text:p>
      <text:p text:style-name="P1">PROFESOR GUILLERMO PALMA</text:p>
      <text:p text:style-name="P1">PROYECTO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5">Un Algoritmo Heurístico </text:p>
      <text:p text:style-name="P15">para Resolver el Problema del </text:p>
      <text:p text:style-name="P15">Cartero Rural</text:p>
      <text:p text:style-name="P15"/>
      <text:p text:style-name="P15"/>
      <text:p text:style-name="P5"/>
      <text:p text:style-name="P5"/>
      <text:p text:style-name="P5"/>
      <text:p text:style-name="P5"/>
      <text:p text:style-name="P7">Integrantes:</text:p>
      <text:p text:style-name="P7">- Pablo Betancourt 13-10147</text:p>
      <text:p text:style-name="P7">- Jose Acevedo 13-10006</text:p>
      <text:p text:style-name="P7"/>
      <text:p text:style-name="P7"/>
      <text:p text:style-name="P6">Viernes 1 de julio de 2016</text:p>
      <text:p text:style-name="P6"/>
      <text:p text:style-name="P4"><text:soft-page-break/>2. DISENO DE LA SOLUCION</text:p>
      <text:p text:style-name="P2"/>
      <text:p text:style-name="P6"/>
      <text:p text:style-name="P11"><text:tab/>Para la solución del problema del cartero rural (RPP) se utilizó una modificación del algoritmo de Christofides propuesta por Pearn y Wu. La solución utiliza el algoritmo de apareamiento perfecto de mínimo costo y, debido a la complejidad de estos algoritmos, se utilizaron 2 algoritmos heurísticos para resolver este problema. Uno de ellos utiliza una estrategia ávida para calcular el apareamiento perfecto de mínimo costo y el otro fue propuesto por David Avis.</text:p>
      <text:p text:style-name="P11"><text:tab/></text:p>
      <text:p text:style-name="P11"><text:tab/>Se recibe un grafo no dirigido y conexo como entrada y se crea otro grafo que contiene a los vértices adyacentes a los lados pertenecientes al conjunto R. Si este grafo es par y conexo entonces se calcula un ciclo euleriano y dicho ciclo es solución del RPP. Por otro lado, si el grafo no es par, entonces se construye un grafo completo con los vértices de grado impar, y las aristas que los unen son los caminos de costo mínimo entre los vértices en el grafo original. A este nuevo grafo completo se le calcula el apareamiento perfecto de costo mínimo y los lados que conforman las aristas seleccionadas en el apareamiento se agregan al grafo G'. Posteriormente se calcula el ciclo euleriano que debe ser solución del RPP.</text:p>
      <text:p text:style-name="P11"/>
      <text:p text:style-name="P11"><text:tab/><text:span text:style-name="T1">En caso de que el grafo original no sea conexo se construye un grafo completo a partir de las componentes conexas del grafo original y las aristas de este nuevo grafo van a ser los caminos de costo mínimo entre cada par de componentes conexas en el grafo original. Posteriormente a este grafo, ahora conexo, se le aplica el procedimiento descrito en el párrafo anterior, tomando en consideración si es par o no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3. DETALLES DE LA IMPLEMENTACION</text:p>
      <text:p text:style-name="P3"/>
      <text:p text:style-name="P13">Para resolver el RPP se crearon varias clases en Java:</text:p>
      <text:p text:style-name="P13"/>
      <text:p text:style-name="P13"><text:tab/>- EdgeWeightedGraph: Implementación de un grafo no dirigido ponderado.</text:p>
      <text:p text:style-name="P13"/>
      <text:p text:style-name="P13"><text:tab/>- DepthFirstSearch: Realiza un recorrido DFS en un grafo y es capaz de determinar si es conexo <text:tab/>o no, devolver las componentes conexas del grafo y determinar si es par o no.</text:p>
      <text:p text:style-name="P13"/>
      <text:p text:style-name="P13"><text:tab/>- Floyd: Implementación del algoritmo de Floyd para calcular el camino de costo mínimo entre <text:tab/>cada par de vértices en un grafo no dirigido ponderado. Capaz de retornar el camino de menor <text:tab/>costo entre dos vértices cualesquiera del grafo y el costo de dicho camino.</text:p>
      <text:p text:style-name="P9"/>
      <text:p text:style-name="P9"><text:tab/>- <text:span text:style-name="T2">Kruskal: Implementación del algoritmo de Kruskal para calcular el árbol cobertor de costo <text:tab/>mínimo en un grafo no dirigido conexo y ponderado. Es capaz de retornar el peso del árbol <text:tab/>cobertor mínimo generado y las aristas que conforman dicho árbol. Se utilizo la estructura de <text:tab/>datos de conjunto de conjuntos disjuntos para mantener los arboles cobertores parciales <text:tab/>generados a lo largo del algoritmo y ser capaces de determinar rápidamente si un lado creaba un <text:tab/>ciclo al ser agregado al árbol cobertor.</text:span></text:p>
      <text:p text:style-name="P9"/>
      <text:p text:style-name="P9"><text:tab/>- <text:span text:style-name="T2">eulerianCycle: Implementación del algoritmo de calculo de un ciclo euleriano en un grafo <text:tab/>conexo con vértices de grado par. Es capaz de retornar la secuencia de vértices y aristas que <text:tab/>conforman dicho ciclo. Para la determinación del ciclo euleriano se utiliza el algoritmo DFS que <text:tab/>resuelve el problema del ciclo euleriano en tiempo lineal.</text:span></text:p>
      <text:p text:style-name="P9"/>
      <text:p text:style-name="P9"><text:tab/>- <text:span text:style-name="T2">minCostPerfectMatchingGreedy: Implementación del algoritmo heurístico de estrategia ávida <text:tab/>para calcular el apareamiento perfecto de costo mínimo en un grafo no dirigido completo. <text:tab/>Retorna el conjunto de aristas que conforman dicho apareamiento perfecto.</text:span></text:p>
      <text:p text:style-name="P9"/>
      <text:p text:style-name="P10"><text:tab/>- <text:span text:style-name="T2">minCostPerfectMatchingVertexScan: <text:s/>Implementación del algoritmo heurístico propuesto por <text:tab/>David Avis para calcular el apareamiento perfecto de costo mínimo en un grafo no dirigido <text:tab/>completo. Retorna el conjunto de aristas que conforman dicho apareamiento perfecto.</text:span></text:p>
      <text:p text:style-name="P10"/>
      <text:p text:style-name="P9"><text:tab/>- <text:span text:style-name="T2">SolverRPP: Clase principal del programa para resolver el RPP. Lee un grafo a partir de un <text:tab/>archivo de texto con instancias del problema y el algoritmo a utilizar para el calculo del <text:tab/>apareamiento perfecto de costo mínimo, el algoritmo ávido o Vertex Scan. Posteriormente hace <text:tab/>uso de las demás clases, como Floyd, Kruskal o DFS, para llegar a una solución de la cual se <text:tab/>muestra el ciclo conseguido, el costo de dicho y el tiempo transcurrido para determinar la <text:tab/>solución aproximada.</text:span></text:p>
      <text:p text:style-name="P9"/>
      <text:p text:style-name="P9"/>
      <text:p text:style-name="P9"/>
      <text:p text:style-name="P9"/>
      <text:p text:style-name="P9"/>
      <text:p text:style-name="P9"/>
      <text:p text:style-name="P3"/>
      <text:p text:style-name="P3"/>
      <text:p text:style-name="P3"><text:soft-page-break/>4. RESULTADOS EXPERIMENTALES</text:p>
      <text:p text:style-name="P3"/>
      <table:table table:name="Desviación" table:style-name="Desviación">
        <table:table-column table:style-name="Desviación.A" table:number-columns-repeated="3"/>
        <table:table-column table:style-name="Desviación.D"/>
        <table:table-row>
          <table:table-cell table:style-name="Desviación.A1" office:value-type="string">
            <text:p text:style-name="P20"/>
          </table:table-cell>
          <table:table-cell table:style-name="Desviación.A1" office:value-type="string">
            <text:p text:style-name="P21">Valor óptimo</text:p>
          </table:table-cell>
          <table:table-cell table:style-name="Desviación.A1" office:value-type="string">
            <text:p text:style-name="P21">%Desviación </text:p>
            <text:p text:style-name="P21">Algoritmo 2</text:p>
          </table:table-cell>
          <table:table-cell table:style-name="Desviación.D1" office:value-type="string">
            <text:p text:style-name="P20">%<text:span text:style-name="T3">Desviación</text:span></text:p>
            <text:p text:style-name="P21">Algoritmo 3</text:p>
          </table:table-cell>
        </table:table-row>
        <table:table-row>
          <table:table-cell table:style-name="Desviación.A2" office:value-type="string">
            <text:p text:style-name="P21">UR132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135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137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142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145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147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152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155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157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162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165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167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532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535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537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542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545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547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552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555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557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562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565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567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732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735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737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742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745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747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752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755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757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762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765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  <table:table-row>
          <table:table-cell table:style-name="Desviación.A2" office:value-type="string">
            <text:p text:style-name="P21">UR767</text:p>
          </table:table-cell>
          <table:table-cell table:style-name="Desviación.A2" office:value-type="string">
            <text:p text:style-name="P20"/>
          </table:table-cell>
          <table:table-cell table:style-name="Desviación.A2" office:value-type="string">
            <text:p text:style-name="P20"/>
          </table:table-cell>
          <table:table-cell table:style-name="Desviación.D2" office:value-type="string">
            <text:p text:style-name="P20"/>
          </table:table-cell>
        </table:table-row>
      </table:table>
      <text:p text:style-name="P16">Tabla 1. Porcentaje de desviación de la solución aproximada obtenida.</text:p>
      <text:p text:style-name="P3"/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9">Heurística Ávida</text:p>
          </table:table-cell>
          <table:table-cell table:style-name="Table1.C1" office:value-type="string">
            <text:p text:style-name="P19">Heurística Vertex Scan</text:p>
          </table:table-cell>
        </table:table-row>
        <table:table-row>
          <table:table-cell table:style-name="Table1.A2" office:value-type="string">
            <text:p text:style-name="P19">Tiempo de ejecución promedio</text:p>
          </table:table-cell>
          <table:table-cell table:style-name="Table1.A2" office:value-type="string">
            <text:p text:style-name="P18"/>
          </table:table-cell>
          <table:table-cell table:style-name="Table1.C2" office:value-type="string">
            <text:p text:style-name="P18"/>
          </table:table-cell>
        </table:table-row>
      </table:table>
      <text:p text:style-name="P17">Tabla <text:span text:style-name="T4">2</text:span>. <text:span text:style-name="T4">Tiempo de ejecución promedio sobre todas las instancias para resolver el RPP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5. ANALISIS DE LOS RESULTADOS</text:p>
      <text:p text:style-name="P3">6. CONCLUSIONES</text:p>
      <text:p text:style-name="P8"/>
      <text:p text:style-name="P12"><text:tab/>De este trabajo se puede concluir que un algoritmo heuristico puede llegar a dar una aproximacion bastante buena a la solucion optima aunque tenga un sacrificio de tiempo de ejecucion bastante alto. De los resultados se pudo concluir que en ambos casos se obtienen soluciones de buena calidad debido a que las restricciones impuestas a las condiciones iniciales del grafo evita<text:span text:style-name="T5">n</text:span> un caso borde que pudiese alejarse abruptamente de una solucion optima. <text:span text:style-name="T5">Para este caso, una aproximacion por medio de la heuristica era necesaria debido a que el problema es NP-Hard (No existe un algoritmo de complejidad polinomial para resolverlo) Y aunque 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10:14:20.884202364</meta:creation-date>
    <dc:date>2016-07-02T14:14:13.812438393</dc:date>
    <meta:editing-duration>PT1H23M53S</meta:editing-duration>
    <meta:editing-cycles>16</meta:editing-cycles>
    <meta:generator>LibreOffice/5.1.4.2$Linux_X86_64 LibreOffice_project/10m0$Build-2</meta:generator>
    <meta:document-statistic meta:table-count="2" meta:image-count="0" meta:object-count="0" meta:page-count="6" meta:paragraph-count="76" meta:word-count="894" meta:character-count="5489" meta:non-whitespace-character-count="4632"/>
  </office:meta>
</office:document-meta>
</file>